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62mm"/>
    </style:style>
    <style:style style:name="co2" style:family="table-column">
      <style:table-column-properties fo:break-before="auto" style:column-width="33.88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88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text-position="0% 100%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8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4"/>
        <table:table-column table:style-name="co3" table:number-columns-repeated="10" table:default-cell-style-name="ce34"/>
        <table:table-column table:style-name="co4" table:number-columns-repeated="245" table:default-cell-style-name="ce34"/>
        <table:table-column table:style-name="co4" table:number-columns-repeated="767" table:default-cell-style-name="Default"/>
        <table:table-row table:style-name="ro1">
          <table:table-cell table:style-name="ce15" office:value-type="string" calcext:value-type="string" table:number-columns-spanned="12" table:number-rows-spanned="1">
            <text:p>員工薪資調整表</text:p>
          </table:table-cell>
          <table:covered-table-cell table:number-columns-repeated="11" table:style-name="ce35"/>
          <table:table-cell table:number-columns-repeated="1012"/>
        </table:table-row>
        <table:table-row table:style-name="ro2">
          <table:table-cell table:style-name="ce16" office:value-type="string" calcext:value-type="string" table:number-columns-spanned="11" table:number-rows-spanned="1">
            <text:p>　　　　　年　　　　　月　　　　　日</text:p>
          </table:table-cell>
          <table:covered-table-cell table:number-columns-repeated="10" table:style-name="ce36"/>
          <table:table-cell table:number-columns-repeated="1013"/>
        </table:table-row>
        <table:table-row table:style-name="ro2">
          <table:table-cell table:style-name="ce17" office:value-type="string" calcext:value-type="string">
            <text:p>部門：<text:span text:style-name="T7">                                                                                     </text:span></text:p>
          </table:table-cell>
          <table:table-cell table:number-columns-repeated="7"/>
          <table:table-cell office:value-type="string" calcext:value-type="string">
            <text:p>No.</text:p>
          </table:table-cell>
          <table:table-cell table:number-columns-repeated="1015"/>
        </table:table-row>
        <table:table-row table:style-name="ro3">
          <table:table-cell table:style-name="ce18" office:value-type="string" calcext:value-type="string" table:number-columns-spanned="1" table:number-rows-spanned="2">
            <text:p>員工編號</text:p>
          </table:table-cell>
          <table:table-cell table:style-name="ce18" office:value-type="string" calcext:value-type="string" table:number-columns-spanned="1" table:number-rows-spanned="2">
            <text:p>姓<text:span text:style-name="T7">       </text:span><text:span text:style-name="T8">名</text:span></text:p>
          </table:table-cell>
          <table:table-cell table:style-name="ce18" office:value-type="string" calcext:value-type="string" table:number-columns-spanned="2" table:number-rows-spanned="1">
            <text:p>本<text:span text:style-name="T7">             </text:span><text:span text:style-name="T8">薪</text:span></text:p>
          </table:table-cell>
          <table:covered-table-cell table:style-name="ce19"/>
          <table:table-cell table:style-name="ce18" office:value-type="string" calcext:value-type="string" table:number-columns-spanned="2" table:number-rows-spanned="1">
            <text:p>技<text:span text:style-name="T7">   </text:span><text:span text:style-name="T8">術</text:span><text:span text:style-name="T9">   </text:span><text:span text:style-name="T8">津</text:span><text:span text:style-name="T9">   </text:span><text:span text:style-name="T8">貼</text:span></text:p>
          </table:table-cell>
          <table:covered-table-cell table:style-name="ce19"/>
          <table:table-cell table:style-name="ce37" office:value-type="string" calcext:value-type="string" table:number-columns-spanned="2" table:number-rows-spanned="1">
            <text:p>主<text:span text:style-name="T7"> </text:span><text:span text:style-name="T8">管</text:span><text:span text:style-name="T9"> </text:span><text:span text:style-name="T8">津</text:span><text:span text:style-name="T9"> </text:span><text:span text:style-name="T8">貼</text:span></text:p>
          </table:table-cell>
          <table:covered-table-cell table:style-name="ce38"/>
          <table:table-cell table:style-name="ce18" office:value-type="string" calcext:value-type="string" table:number-columns-spanned="3" table:number-rows-spanned="1">
            <text:p>合<text:span text:style-name="T7">                       </text:span><text:span text:style-name="T8">計</text:span></text:p>
          </table:table-cell>
          <table:covered-table-cell table:style-name="ce40"/>
          <table:covered-table-cell table:style-name="ce41"/>
          <table:table-cell table:style-name="ce42"/>
          <table:table-cell table:number-columns-repeated="1012"/>
        </table:table-row>
        <table:table-row table:style-name="ro3">
          <table:covered-table-cell table:number-columns-repeated="2" table:style-name="ce19"/>
          <table:table-cell table:style-name="ce18" office:value-type="string" calcext:value-type="string">
            <text:p>原<text:span text:style-name="T7"> </text:span><text:span text:style-name="T8">薪</text:span><text:span text:style-name="T9"> </text:span><text:span text:style-name="T8">資</text:span></text:p>
          </table:table-cell>
          <table:table-cell table:style-name="ce18" office:value-type="string" calcext:value-type="string">
            <text:p>擬<text:span text:style-name="T7"> </text:span><text:span text:style-name="T8">調</text:span><text:span text:style-name="T9"> </text:span><text:span text:style-name="T8">整</text:span></text:p>
          </table:table-cell>
          <table:table-cell table:style-name="ce18" office:value-type="string" calcext:value-type="string">
            <text:p>原<text:span text:style-name="T7"> </text:span><text:span text:style-name="T8">薪</text:span><text:span text:style-name="T9"> </text:span><text:span text:style-name="T8">資</text:span></text:p>
          </table:table-cell>
          <table:table-cell table:style-name="ce18" office:value-type="string" calcext:value-type="string">
            <text:p>擬<text:span text:style-name="T7"> </text:span><text:span text:style-name="T8">調</text:span><text:span text:style-name="T9"> </text:span><text:span text:style-name="T8">整</text:span></text:p>
          </table:table-cell>
          <table:table-cell table:style-name="ce18" office:value-type="string" calcext:value-type="string">
            <text:p>原<text:span text:style-name="T7"> </text:span><text:span text:style-name="T8">薪</text:span><text:span text:style-name="T9"> </text:span><text:span text:style-name="T8">資</text:span></text:p>
          </table:table-cell>
          <table:table-cell table:style-name="ce18" office:value-type="string" calcext:value-type="string">
            <text:p>擬<text:span text:style-name="T7"> </text:span><text:span text:style-name="T8">調</text:span><text:span text:style-name="T9"> </text:span><text:span text:style-name="T8">整</text:span></text:p>
          </table:table-cell>
          <table:table-cell table:style-name="ce39" office:value-type="string" calcext:value-type="string">
            <text:p>原<text:span text:style-name="T7"> </text:span><text:span text:style-name="T8">薪</text:span><text:span text:style-name="T9"> </text:span><text:span text:style-name="T8">資</text:span></text:p>
          </table:table-cell>
          <table:table-cell table:style-name="ce39" office:value-type="string" calcext:value-type="string">
            <text:p>擬<text:span text:style-name="T7"> </text:span><text:span text:style-name="T8">調</text:span><text:span text:style-name="T9"> </text:span><text:span text:style-name="T8">整</text:span><text:span text:style-name="T9"> </text:span></text:p>
          </table:table-cell>
          <table:table-cell table:style-name="ce39" office:value-type="string" calcext:value-type="string">
            <text:p>增<text:span text:style-name="T7"> </text:span><text:span text:style-name="T8">加</text:span><text:span text:style-name="T9"> </text:span><text:span text:style-name="T8">率</text:span></text:p>
          </table:table-cell>
          <table:table-cell table:number-columns-repeated="1013"/>
        </table:table-row>
        <table:table-row table:style-name="ro4" table:number-rows-repeated="15">
          <table:table-cell table:style-name="ce19" table:number-columns-repeated="11"/>
          <table:table-cell table:number-columns-repeated="1013"/>
        </table:table-row>
        <table:table-row table:style-name="ro3">
          <table:table-cell table:style-name="ce18" office:value-type="string" calcext:value-type="string">
            <text:p>合<text:span text:style-name="T7">    </text:span><text:span text:style-name="T8">計</text:span></text:p>
          </table:table-cell>
          <table:table-cell table:style-name="ce19" table:number-columns-repeated="10"/>
          <table:table-cell table:number-columns-repeated="1013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27:16.99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3T23:13:57</meta:creation-date>
    <dc:creator>QQ</dc:creator>
    <dc:date>2004-03-23T23:35:16</dc:date>
    <meta:print-date>2004-03-23T23:34:03</meta:print-date>
    <meta:generator>LibreOffice/5.1.1.3$Windows_x86 LibreOffice_project/89f508ef3ecebd2cfb8e1def0f0ba9a803b88a6d</meta:generator>
    <meta:document-statistic meta:table-count="1" meta:cell-count="20" meta:object-count="0"/>
  </office:meta>
</office:document-meta>
</file>